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map style:condition="cell-content()&lt;4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CF with A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calcext:conditional-formats>
          <calcext:conditional-format calcext:target-range-address="Sheet1.B2:Sheet1.B6">
            <calcext:condition calcext:apply-style-name="Bad" calcext:value="&lt;4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B6" table:display-filter-buttons="true" table:orientation="column">
          <table:filter>
            <table:filter-and>
              <table:filter-condition loext:data-type="background-color" table:value="#81d41a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00.00.00</text:date>, <text:time style:data-style-name="N2" text:time-value="08:54:14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bor2 Kelemen2</meta:initial-creator>
    <meta:creation-date>2021-05-31T08:47:16.221000000</meta:creation-date>
    <dc:date>2021-05-31T08:55:23.206000000</dc:date>
    <dc:creator>Gabor2 Kelemen2</dc:creator>
    <meta:editing-duration>PT5M26S</meta:editing-duration>
    <meta:editing-cycles>5</meta:editing-cycles>
    <meta:generator>LibreOfficeDev/7.2.0.0.alpha1$Windows_X86_64 LibreOffice_project/187136265d26c014e842550c2f1fc5997736e4fa</meta:generator>
    <meta:document-statistic meta:table-count="1" meta:cell-count="6" meta:object-count="0"/>
  </office:meta>
</office:document-meta>
</file>